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e9fa6"/>
    </style:style>
    <style:style style:name="P2" style:family="paragraph" style:parent-style-name="Standard">
      <style:text-properties officeooo:rsid="000fd214" officeooo:paragraph-rsid="000fd214"/>
    </style:style>
    <style:style style:name="P3" style:family="paragraph" style:parent-style-name="Standard">
      <style:paragraph-properties fo:text-align="center" style:justify-single-word="false"/>
      <style:text-properties fo:font-size="13pt" officeooo:paragraph-rsid="000fd214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paragraph-rsid="000e9fa6" style:font-size-asian="18pt" style:font-size-complex="18pt"/>
    </style:style>
    <style:style style:name="P5" style:family="paragraph">
      <loext:graphic-properties draw:fill="solid" draw:fill-color="#ffffff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 draw:fill-color="#ffffff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729fcf"/>
      <style:paragraph-properties fo:text-align="center" style:writing-mode="lr-tb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officeooo:rsid="0011d930" style:font-weight-asian="normal" style:font-weight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style:use-window-font-color="true" loext:opacity="0%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gr1" style:family="graphic">
      <style:graphic-properties draw:stroke="solid" svg:stroke-width="0.049cm" svg:stroke-color="#b2b2b2" draw:marker-start-width="0.42cm" draw:marker-end-width="0.42cm" draw:fill="solid" draw:fill-color="#ffffff" fo:min-height="1.517cm" fo:padding-top="0.199cm" fo:padding-bottom="0.199cm" fo:padding-left="0.199cm" fo:padding-right="0.1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49cm" svg:stroke-color="#b2b2b2" draw:marker-start-width="0.42cm" draw:marker-end-width="0.42cm" draw:fill="solid" draw:fill-color="#ffffff" fo:min-height="1.464cm" fo:padding-top="0.199cm" fo:padding-bottom="0.199cm" fo:padding-left="0.199cm" fo:padding-right="0.1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49cm" svg:stroke-color="#b2b2b2" draw:marker-start-width="0.42cm" draw:marker-end-width="0.42cm" draw:fill="solid" draw:fill-color="#ffffff" fo:min-height="1.341cm" fo:padding-top="0.199cm" fo:padding-bottom="0.199cm" fo:padding-left="0.199cm" fo:padding-right="0.1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49cm" svg:stroke-color="#b2b2b2" draw:marker-start-width="0.42cm" draw:marker-end-width="0.42cm" draw:fill="solid" draw:fill-color="#ffffff" fo:min-height="2.233cm" fo:padding-top="0.199cm" fo:padding-bottom="0.199cm" fo:padding-left="0.199cm" fo:padding-right="0.1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49cm" svg:stroke-color="#b2b2b2" draw:marker-start-width="0.42cm" draw:marker-end-width="0.42cm" draw:fill="solid" draw:fill-color="#ffffff" fo:min-height="3.572cm" fo:padding-top="0.199cm" fo:padding-bottom="0.199cm" fo:padding-left="0.199cm" fo:padding-right="0.1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49cm" svg:stroke-color="#b2b2b2" draw:marker-start="Arrowheads_20_1" draw:marker-start-width="0.42cm" draw:marker-end-width="0.42cm" draw:fill="solid" draw:fill-color="#ffffff" fo:min-height="2.379cm" fo:padding-top="0.199cm" fo:padding-bottom="0.199cm" fo:padding-left="0.199cm" fo:padding-right="0.1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26cm" svg:stroke-color="#000000" draw:stroke-linejoin="miter" draw:fill="solid" draw:fill-color="#729fcf" draw:textarea-horizontal-align="justify" draw:textarea-vertical-align="top" draw:auto-grow-height="false" draw:auto-grow-width="false" fo:min-height="1.155cm" fo:min-width="2.903cm" fo:padding-top="0.127cm" fo:padding-bottom="0.127cm" fo:padding-left="0.254cm" fo:padding-right="0.254cm" fo:wrap-option="wrap" draw:shadow-color="#808080" style:writing-mode="lr-tb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26cm" svg:stroke-color="#000000" draw:stroke-linejoin="miter" draw:fill="solid" draw:fill-color="#729fcf" draw:textarea-horizontal-align="justify" draw:textarea-vertical-align="top" draw:auto-grow-height="false" draw:auto-grow-width="false" fo:min-height="1.155cm" fo:min-width="2.542cm" fo:padding-top="0.127cm" fo:padding-bottom="0.127cm" fo:padding-left="0.254cm" fo:padding-right="0.254cm" fo:wrap-option="wrap" draw:shadow-color="#808080" style:writing-mode="lr-tb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026cm" svg:stroke-color="#000000" draw:stroke-linejoin="miter" draw:fill="solid" draw:fill-color="#729fcf" draw:textarea-horizontal-align="justify" draw:textarea-vertical-align="top" draw:auto-grow-height="false" draw:auto-grow-width="false" fo:min-height="1.155cm" fo:min-width="3cm" fo:padding-top="0.127cm" fo:padding-bottom="0.127cm" fo:padding-left="0.254cm" fo:padding-right="0.254cm" fo:wrap-option="wrap" draw:shadow-color="#808080" style:writing-mode="lr-tb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oftware Process Model- III Year (CSE)</text:p>
      <text:p text:style-name="P1"><text:span text:style-name="T1"/></text:p>
      <text:p text:style-name="P3"><text:span text:style-name="T3"><text:s/></text:span><text:span text:style-name="T2"><text:s/></text:span></text:p>
      <text:p text:style-name="P2"><draw:frame text:anchor-type="paragraph" draw:z-index="20" draw:name="Text Frame 6" draw:style-name="gr1" draw:text-style-name="P5" svg:width="11.325cm" svg:height="1.916cm" svg:x="6.384cm" svg:y="15.914cm"><draw:text-box><text:p><text:span text:style-name="T4">Showing all the functionalities which are developed in the project and the various services build during this process.</text:span></text:p></draw:text-box></draw:frame><draw:frame text:anchor-type="paragraph" draw:z-index="17" draw:name="Text Frame 5" draw:style-name="gr3" draw:text-style-name="P5" svg:width="11.219cm" svg:height="1.863cm" svg:x="6.357cm" svg:y="13.559cm"><draw:text-box><text:p><text:span text:style-name="T4">Verify signaling, media flow</text:span></text:p><text:p><text:span text:style-name="T4">Testing various REST-full API used in the project</text:span></text:p></draw:text-box></draw:frame><draw:frame text:anchor-type="paragraph" draw:z-index="16" draw:name="Text Frame 4" draw:style-name="gr4" draw:text-style-name="P5" svg:width="11.404cm" svg:height="1.74cm" svg:x="6.251cm" svg:y="6.68cm"><draw:text-box><text:p><text:span text:style-name="T4">1. Use-case Diagram</text:span></text:p><text:p><text:span text:style-name="T4">2. <text:s/>Sequence Diagram</text:span></text:p><text:p><text:span text:style-name="T4">3. <text:s/>Class Diagram – User, Admin</text:span></text:p></draw:text-box></draw:frame><draw:frame text:anchor-type="paragraph" draw:z-index="15" draw:name="Text Frame 1" draw:style-name="gr5" draw:text-style-name="P5" svg:width="11.431cm" svg:height="2.632cm" svg:x="6.251cm" svg:y="3.664cm"><draw:text-box><text:p><text:span text:style-name="T4">Gathering the requirements for Backend and frontend tools to implement the client-side and server side implementation and handling user requests.</text:span></text:p><text:p><text:span text:style-name="T4"/></text:p><text:p><text:span text:style-name="T4">Defining WebRTC protocol ( STUN) Usage</text:span></text:p></draw:text-box></draw:frame><draw:frame text:anchor-type="paragraph" draw:z-index="14" draw:name="Text Frame 3" draw:style-name="gr6" draw:text-style-name="P5" svg:width="11.298cm" svg:height="3.971cm" svg:x="6.304cm" svg:y="8.929cm"><draw:text-box><text:p><text:span text:style-name="T5">Frontend</text:span><text:span text:style-name="T4"> : Implementing various pages like login and layouts using ReactJS.</text:span></text:p><text:p><text:span text:style-name="T4"/></text:p><text:p><text:span text:style-name="T5">Backend</text:span><text:span text:style-name="T4"> : Using MongoDB for storage, ExpressJs &amp; NodeJs for server.</text:span></text:p><text:p><text:span text:style-name="T4"/></text:p><text:p><text:span text:style-name="T5">Video Services :</text:span><text:span text:style-name="T4"> Using WebRTC creating connection required for video transfer.</text:span></text:p></draw:text-box></draw:frame><draw:frame text:anchor-type="paragraph" draw:z-index="13" draw:name="Text Frame 2" draw:style-name="gr7" draw:text-style-name="P7" svg:width="11.503cm" svg:height="2.779cm" svg:x="6.251cm" svg:y="0.499cm"><draw:text-box><text:p><text:span text:style-name="T4">1. <text:s/>Video call functionality.</text:span></text:p><text:p><text:span text:style-name="T4">2. <text:s/>Screen sharing functionality</text:span></text:p><text:p><text:span text:style-name="T4">3. More controlled User panel to access all of the meetings history and user-details.</text:span></text:p><text:p><text:span text:style-name="T4">4. Peer-to-peer connection</text:span></text:p></draw:text-box></draw:frame><draw:connector text:anchor-type="char" draw:z-index="19" draw:name="Shape1" draw:style-name="gr2" draw:text-style-name="P6" draw:type="line" svg:x1="2.838cm" svg:y1="13.279cm" svg:x2="2.835cm" svg:y2="11.031cm" svg:d="M2838 13279l-3-2248" svg:viewBox="0 0 5 2249"><text:p/></draw:connector><draw:connector text:anchor-type="char" draw:z-index="18" draw:name="Shape2" draw:style-name="gr2" draw:text-style-name="P6" draw:type="line" svg:x1="3.785cm" svg:y1="11.024cm" svg:x2="3.757cm" svg:y2="13.543cm" svg:d="M3785 11024l-28 2519" svg:viewBox="0 0 30 2521"><text:p/></draw:connector><draw:connector text:anchor-type="char" draw:z-index="12" draw:name="Shape3" draw:style-name="gr2" draw:text-style-name="P6" draw:type="line" svg:x1="3.683cm" svg:y1="15.055cm" svg:x2="3.69cm" svg:y2="16.302cm" svg:d="M3683 15055l7 1247" svg:viewBox="0 0 9 1249"><text:p/></draw:connector><draw:connector text:anchor-type="char" draw:z-index="11" draw:name="Shape4" draw:style-name="gr2" draw:text-style-name="P6" draw:type="line" svg:x1="2.985cm" svg:y1="16.26cm" svg:x2="2.976cm" svg:y2="15.078cm" svg:d="M2985 16260l-9-1182" svg:viewBox="0 0 11 1184"><text:p/></draw:connector><draw:connector text:anchor-type="char" draw:z-index="10" draw:name="Shape5" draw:style-name="gr2" draw:text-style-name="P6" draw:type="line" svg:x1="3.498cm" svg:y1="8.223cm" svg:x2="3.505cm" svg:y2="9.47cm" svg:d="M3498 8223l7 1247" svg:viewBox="0 0 9 1249"><text:p/></draw:connector><draw:connector text:anchor-type="char" draw:z-index="9" draw:name="Shape6" draw:style-name="gr2" draw:text-style-name="P6" draw:type="line" svg:x1="2.799cm" svg:y1="9.484cm" svg:x2="2.79cm" svg:y2="8.303cm" svg:d="M2799 9484l-9-1181" svg:viewBox="0 0 11 1184"><text:p/></draw:connector><draw:connector text:anchor-type="char" draw:z-index="8" draw:name="Shape7" draw:style-name="gr2" draw:text-style-name="P6" draw:type="line" svg:x1="2.711cm" svg:y1="6.676cm" svg:x2="2.702cm" svg:y2="5.495cm" svg:d="M2711 6676l-9-1181" svg:viewBox="0 0 11 1184"><text:p/></draw:connector><draw:custom-shape text:anchor-type="char" draw:z-index="7" draw:name="Shape8" draw:style-name="gr8" draw:text-style-name="P9" svg:width="3.564cm" svg:height="1.562cm" svg:x="1.693cm" svg:y="16.26cm"><text:p text:style-name="P8"><text:span text:style-name="T6">Demonstr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6" draw:name="Shape9" draw:style-name="gr9" draw:text-style-name="P9" svg:width="3.202cm" svg:height="1.562cm" svg:x="1.729cm" svg:y="13.543cm"><text:p text:style-name="P8"><text:span text:style-name="T6">Testi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5" draw:name="Shape10" draw:style-name="gr10" draw:text-style-name="P9" svg:width="3.661cm" svg:height="1.562cm" svg:x="1.508cm" svg:y="9.47cm"><text:p text:style-name="P8"><text:span text:style-name="T6">Implement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4" draw:name="Shape11" draw:style-name="gr9" draw:text-style-name="P9" svg:width="3.202cm" svg:height="1.562cm" svg:x="1.746cm" svg:y="6.742cm"><text:p text:style-name="P8"><text:span text:style-name="T6">Design Modeli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" draw:name="Shape12" draw:style-name="gr9" draw:text-style-name="P9" svg:width="3.202cm" svg:height="1.562cm" svg:x="1.626cm" svg:y="3.933cm"><text:p text:style-name="P8"><text:span text:style-name="T6">Requirement Modeling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text:anchor-type="char" draw:z-index="2" draw:name="Shape13" draw:style-name="gr2" draw:text-style-name="P6" draw:type="line" svg:x1="3.452cm" svg:y1="2.499cm" svg:x2="3.452cm" svg:y2="3.928cm" svg:d="M3452 2499v1429" svg:viewBox="0 0 2 1431"><text:p/></draw:connector><draw:connector text:anchor-type="char" draw:z-index="1" draw:name="Shape14" draw:style-name="gr2" draw:text-style-name="P6" draw:type="line" svg:x1="2.738cm" svg:y1="3.902cm" svg:x2="2.738cm" svg:y2="2.552cm" svg:d="M2738 3902v-1350" svg:viewBox="0 0 2 1351"><text:p/></draw:connector><draw:custom-shape text:anchor-type="char" draw:z-index="0" draw:name="Shape15" draw:style-name="gr9" draw:text-style-name="P9" svg:width="3.202cm" svg:height="1.562cm" svg:x="1.51cm" svg:y="0.923cm"><text:p text:style-name="P8"><text:span text:style-name="T6">Project Narrativ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marker draw:name="Arrowheads_20_1" draw:display-name="Arrowheads 1" svg:viewBox="0 0 20 40" svg:d="M0 40l10-40 10 40z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09:24:23.487000000</meta:creation-date>
    <dc:date>2025-01-30T10:46:46.409000000</dc:date>
    <meta:editing-duration>PT21M18S</meta:editing-duration>
    <meta:editing-cycles>3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2" meta:word-count="6" meta:character-count="40" meta:non-whitespace-character-count="33"/>
  </office:meta>
</office:document-meta>
</file>